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LINA IZAGA, SEGUNDO ARISTID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IX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LINA IZAGA, SEGUNDO ARISTID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3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026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272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6:5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8:2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6:39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